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4E000001E651CEDF7B.png" manifest:media-type="image/png"/>
  <manifest:file-entry manifest:full-path="Pictures/100000000000000800000008DD0ADA2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52cm" svg:stroke-color="#dd4814" draw:marker-start-width="0.66cm" draw:marker-end-width="0.66cm" draw:fill="bitmap" draw:fill-color="#729fcf" draw:fill-image-name="Empty" draw:opacity="20%" draw:textarea-horizontal-align="justify" draw:textarea-vertical-align="middle" draw:auto-grow-height="false" fo:padding-top="0.201cm" fo:padding-bottom="0.201cm" fo:padding-left="0.326cm" fo:padding-right="0.326cm" draw:shadow-offset-x="0.203cm" draw:shadow-offset-y="0.203cm" draw:shadow-opacity="20%"/>
    </style:style>
    <style:style style:name="gr3" style:family="graphic" style:parent-style-name="standard">
      <style:graphic-properties svg:stroke-width="0.152cm" svg:stroke-color="#aecf00" draw:marker-start-width="0.66cm" draw:marker-end-width="0.66cm" draw:fill="bitmap" draw:fill-color="#729fcf" draw:fill-image-name="Empty" draw:opacity="20%" draw:textarea-horizontal-align="justify" draw:textarea-vertical-align="middle" draw:auto-grow-height="false" fo:padding-top="0.201cm" fo:padding-bottom="0.201cm" fo:padding-left="0.326cm" fo:padding-right="0.326cm" draw:shadow-offset-x="0.203cm" draw:shadow-offset-y="0.203cm" draw:shadow-opacity="20%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6.135cm" svg:x="1cm" svg:y="5.902cm">
          <draw:image xlink:href="Pictures/100000000000024E000001E651CEDF7B.png" xlink:type="simple" xlink:show="embed" xlink:actuate="onLoad">
            <text:p/>
          </draw:image>
        </draw:frame>
        <draw:custom-shape draw:style-name="gr2" draw:text-style-name="P1" draw:layer="layout" svg:width="3.048cm" svg:height="2.413cm" svg:x="4.937cm" svg:y="10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048cm" svg:height="2.413cm" svg:x="10.779cm" svg:y="17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Empty" xlink:href="Pictures/100000000000000800000008DD0ADA2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3-25T17:33:59.349188854</dc:date>
    <meta:document-statistic meta:object-count="3"/>
    <meta:generator>LibreOffice/4.2.7.2$Linux_X86_64 LibreOffice_project/420m0$Build-2</meta:generator>
  </office:meta>
</office:document-meta>
</file>